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7.82mm"/>
    </style:style>
    <style:style style:name="co3" style:family="table-column">
      <style:table-column-properties fo:break-before="auto" style:column-width="35.3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1-0_sc_WORD,rule</text:p>
          </table:table-cell>
          <table:table-cell office:value-type="float" office:value="474370" calcext:value-type="float">
            <text:p>4743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1-0_WORD,rule</text:p>
          </table:table-cell>
          <table:table-cell office:value-type="float" office:value="115700" calcext:value-type="float">
            <text:p>115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ay_cc_WORD,rule</text:p>
          </table:table-cell>
          <table:table-cell office:value-type="float" office:value="358670" calcext:value-type="float">
            <text:p>3586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ay_dd_WORD,rule</text:p>
          </table:table-cell>
          <table:table-cell office:value-type="float" office:value="35867000" calcext:value-type="float">
            <text:p>3586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ay_mon_dd_WORD,rule</text:p>
          </table:table-cell>
          <table:table-cell office:value-type="float" office:value="422582680" calcext:value-type="float">
            <text:p>422582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ay_WORD,rule</text:p>
          </table:table-cell>
          <table:table-cell office:value-type="float" office:value="358670" calcext:value-type="float">
            <text:p>3586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ay_WORD_dd,rule</text:p>
          </table:table-cell>
          <table:table-cell office:value-type="float" office:value="35867000" calcext:value-type="float">
            <text:p>3586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ay_WORD_sc,rule</text:p>
          </table:table-cell>
          <table:table-cell office:value-type="float" office:value="1793350" calcext:value-type="float">
            <text:p>1793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ay_WORD_year,rule</text:p>
          </table:table-cell>
          <table:table-cell office:value-type="float" office:value="59469800" calcext:value-type="float">
            <text:p>59469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ddd_WORD,rule</text:p>
          </table:table-cell>
          <table:table-cell office:value-type="float" office:value="115700000" calcext:value-type="float">
            <text:p>1157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dd_WORD,rule</text:p>
          </table:table-cell>
          <table:table-cell office:value-type="float" office:value="11570000" calcext:value-type="float">
            <text:p>115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d_WORD,rule</text:p>
          </table:table-cell>
          <table:table-cell office:value-type="float" office:value="1157000" calcext:value-type="float">
            <text:p>115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_sc_WORD,rule</text:p>
          </table:table-cell>
          <table:table-cell office:value-type="float" office:value="578500" calcext:value-type="float">
            <text:p>578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_WORD,rule</text:p>
          </table:table-cell>
          <table:table-cell office:value-type="float" office:value="115700" calcext:value-type="float">
            <text:p>115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dddd_WORD,rule</text:p>
          </table:table-cell>
          <table:table-cell office:value-type="float" office:value="578500000" calcext:value-type="float">
            <text:p>5785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dd_WORD,rule</text:p>
          </table:table-cell>
          <table:table-cell office:value-type="float" office:value="5785000" calcext:value-type="float">
            <text:p>578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WORD_d,rule</text:p>
          </table:table-cell>
          <table:table-cell office:value-type="float" office:value="462800" calcext:value-type="float">
            <text:p>46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WORD_dd_mon_sc,rule</text:p>
          </table:table-cell>
          <table:table-cell office:value-type="float" office:value="60164000" calcext:value-type="float">
            <text:p>6016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WORD_dd_sc,rule</text:p>
          </table:table-cell>
          <table:table-cell office:value-type="float" office:value="4628000" calcext:value-type="float">
            <text:p>462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WORD_mon_day_sc,rule</text:p>
          </table:table-cell>
          <table:table-cell office:value-type="float" office:value="19252480" calcext:value-type="float">
            <text:p>192524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WORD_year,rule</text:p>
          </table:table-cell>
          <table:table-cell office:value-type="float" office:value="6016400" calcext:value-type="float">
            <text:p>6016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WORD_year_sc,rule</text:p>
          </table:table-cell>
          <table:table-cell office:value-type="float" office:value="6016400" calcext:value-type="float">
            <text:p>6016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year_WORD,rule</text:p>
          </table:table-cell>
          <table:table-cell office:value-type="float" office:value="7520500" calcext:value-type="float">
            <text:p>7520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2sc_dd,rule</text:p>
          </table:table-cell>
          <table:table-cell office:value-type="float" office:value="8110570" calcext:value-type="float">
            <text:p>81105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ay_dd_mon,rule</text:p>
          </table:table-cell>
          <table:table-cell office:value-type="float" office:value="481323570" calcext:value-type="float">
            <text:p>4813235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ay_mon,rule</text:p>
          </table:table-cell>
          <table:table-cell office:value-type="float" office:value="4836260" calcext:value-type="float">
            <text:p>48362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ay_mon_dd,rule</text:p>
          </table:table-cell>
          <table:table-cell office:value-type="float" office:value="422582680" calcext:value-type="float">
            <text:p>422582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ay_mon_sc,rule</text:p>
          </table:table-cell>
          <table:table-cell office:value-type="float" office:value="28948140" calcext:value-type="float">
            <text:p>289481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ay_mon_year,rule</text:p>
          </table:table-cell>
          <table:table-cell office:value-type="float" office:value="215202000" calcext:value-type="float">
            <text:p>21520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d,rule</text:p>
          </table:table-cell>
          <table:table-cell office:value-type="float" office:value="1157000" calcext:value-type="float">
            <text:p>115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dd,rule</text:p>
          </table:table-cell>
          <table:table-cell office:value-type="float" office:value="11570000" calcext:value-type="float">
            <text:p>115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ddd,rule</text:p>
          </table:table-cell>
          <table:table-cell office:value-type="float" office:value="115700000" calcext:value-type="float">
            <text:p>1157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dd_sc,rule</text:p>
          </table:table-cell>
          <table:table-cell office:value-type="float" office:value="81001570" calcext:value-type="float">
            <text:p>810015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d_2sc,rule</text:p>
          </table:table-cell>
          <table:table-cell office:value-type="float" office:value="8099000" calcext:value-type="float">
            <text:p>809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d_age,rule</text:p>
          </table:table-cell>
          <table:table-cell office:value-type="float" office:value="12958400" calcext:value-type="float">
            <text:p>1295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d_age_sc,rule</text:p>
          </table:table-cell>
          <table:table-cell office:value-type="float" office:value="77680980" calcext:value-type="float">
            <text:p>776809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d_sc,rule</text:p>
          </table:table-cell>
          <table:table-cell office:value-type="float" office:value="8110570" calcext:value-type="float">
            <text:p>81105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mon_dd,rule</text:p>
          </table:table-cell>
          <table:table-cell office:value-type="float" office:value="15052570" calcext:value-type="float">
            <text:p>150525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mon_dd_sc,rule</text:p>
          </table:table-cell>
          <table:table-cell office:value-type="float" office:value="90246000" calcext:value-type="float">
            <text:p>90246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pd,rule</text:p>
          </table:table-cell>
          <table:table-cell office:value-type="float" office:value="798330" calcext:value-type="float">
            <text:p>7983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sc_dd,rule</text:p>
          </table:table-cell>
          <table:table-cell office:value-type="float" office:value="6942000" calcext:value-type="float">
            <text:p>694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sc_year,rule</text:p>
          </table:table-cell>
          <table:table-cell office:value-type="float" office:value="5565170" calcext:value-type="float">
            <text:p>55651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year,rule</text:p>
          </table:table-cell>
          <table:table-cell office:value-type="float" office:value="1504100" calcext:value-type="float">
            <text:p>1504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year_mon,rule</text:p>
          </table:table-cell>
          <table:table-cell office:value-type="float" office:value="11118770" calcext:value-type="float">
            <text:p>111187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year_sc,rule</text:p>
          </table:table-cell>
          <table:table-cell office:value-type="float" office:value="49519600" calcext:value-type="float">
            <text:p>49519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year_sc_WORD,rule</text:p>
          </table:table-cell>
          <table:table-cell office:value-type="float" office:value="7520500" calcext:value-type="float">
            <text:p>7520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year_WORD,rule</text:p>
          </table:table-cell>
          <table:table-cell office:value-type="float" office:value="1504100" calcext:value-type="float">
            <text:p>1504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year_WORD_sc,rule</text:p>
          </table:table-cell>
          <table:table-cell office:value-type="float" office:value="6016400" calcext:value-type="float">
            <text:p>6016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1-0_sc_wORD,rule</text:p>
          </table:table-cell>
          <table:table-cell office:value-type="float" office:value="474370" calcext:value-type="float">
            <text:p>4743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1-0_wORD,rule</text:p>
          </table:table-cell>
          <table:table-cell office:value-type="float" office:value="115700" calcext:value-type="float">
            <text:p>115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ay_cc_wORD,rule</text:p>
          </table:table-cell>
          <table:table-cell office:value-type="float" office:value="358670" calcext:value-type="float">
            <text:p>3586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ay_dd_wORD,rule</text:p>
          </table:table-cell>
          <table:table-cell office:value-type="float" office:value="35867000" calcext:value-type="float">
            <text:p>3586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ay_mon_dd_wORD,rule</text:p>
          </table:table-cell>
          <table:table-cell office:value-type="float" office:value="422582680" calcext:value-type="float">
            <text:p>422582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ay_wORD,rule</text:p>
          </table:table-cell>
          <table:table-cell office:value-type="float" office:value="358670" calcext:value-type="float">
            <text:p>3586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ay_wORD_dd,rule</text:p>
          </table:table-cell>
          <table:table-cell office:value-type="float" office:value="35867000" calcext:value-type="float">
            <text:p>3586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ay_wORD_sc,rule</text:p>
          </table:table-cell>
          <table:table-cell office:value-type="float" office:value="1793350" calcext:value-type="float">
            <text:p>1793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ay_wORD_year,rule</text:p>
          </table:table-cell>
          <table:table-cell office:value-type="float" office:value="59469800" calcext:value-type="float">
            <text:p>59469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ddd_wORD,rule</text:p>
          </table:table-cell>
          <table:table-cell office:value-type="float" office:value="115700000" calcext:value-type="float">
            <text:p>1157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dd_wORD,rule</text:p>
          </table:table-cell>
          <table:table-cell office:value-type="float" office:value="11570000" calcext:value-type="float">
            <text:p>115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d_wORD,rule</text:p>
          </table:table-cell>
          <table:table-cell office:value-type="float" office:value="1157000" calcext:value-type="float">
            <text:p>115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_sc_wORD,rule</text:p>
          </table:table-cell>
          <table:table-cell office:value-type="float" office:value="578500" calcext:value-type="float">
            <text:p>578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_wORD,rule</text:p>
          </table:table-cell>
          <table:table-cell office:value-type="float" office:value="115700" calcext:value-type="float">
            <text:p>115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dddd_wORD,rule</text:p>
          </table:table-cell>
          <table:table-cell office:value-type="float" office:value="578500000" calcext:value-type="float">
            <text:p>5785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dd_wORD,rule</text:p>
          </table:table-cell>
          <table:table-cell office:value-type="float" office:value="5785000" calcext:value-type="float">
            <text:p>578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wORD_d,rule</text:p>
          </table:table-cell>
          <table:table-cell office:value-type="float" office:value="462800" calcext:value-type="float">
            <text:p>46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wORD_dd_mon_sc,rule</text:p>
          </table:table-cell>
          <table:table-cell office:value-type="float" office:value="60164000" calcext:value-type="float">
            <text:p>6016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wORD_dd_sc,rule</text:p>
          </table:table-cell>
          <table:table-cell office:value-type="float" office:value="4628000" calcext:value-type="float">
            <text:p>462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wORD_mon_day_sc,rule</text:p>
          </table:table-cell>
          <table:table-cell office:value-type="float" office:value="19252480" calcext:value-type="float">
            <text:p>192524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wORD_year,rule</text:p>
          </table:table-cell>
          <table:table-cell office:value-type="float" office:value="6016400" calcext:value-type="float">
            <text:p>6016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wORD_year_sc,rule</text:p>
          </table:table-cell>
          <table:table-cell office:value-type="float" office:value="6016400" calcext:value-type="float">
            <text:p>6016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year_wORD,rule</text:p>
          </table:table-cell>
          <table:table-cell office:value-type="float" office:value="7520500" calcext:value-type="float">
            <text:p>7520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2sc_dd,rule</text:p>
          </table:table-cell>
          <table:table-cell office:value-type="float" office:value="8110570" calcext:value-type="float">
            <text:p>81105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ay_dd_mon,rule</text:p>
          </table:table-cell>
          <table:table-cell office:value-type="float" office:value="481323570" calcext:value-type="float">
            <text:p>4813235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ay_mon,rule</text:p>
          </table:table-cell>
          <table:table-cell office:value-type="float" office:value="4836260" calcext:value-type="float">
            <text:p>48362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ay_mon_dd,rule</text:p>
          </table:table-cell>
          <table:table-cell office:value-type="float" office:value="422582680" calcext:value-type="float">
            <text:p>422582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ay_mon_sc,rule</text:p>
          </table:table-cell>
          <table:table-cell office:value-type="float" office:value="28948140" calcext:value-type="float">
            <text:p>289481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ay_mon_year,rule</text:p>
          </table:table-cell>
          <table:table-cell office:value-type="float" office:value="215202000" calcext:value-type="float">
            <text:p>21520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d,rule</text:p>
          </table:table-cell>
          <table:table-cell office:value-type="float" office:value="1157000" calcext:value-type="float">
            <text:p>115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dd,rule</text:p>
          </table:table-cell>
          <table:table-cell office:value-type="float" office:value="11570000" calcext:value-type="float">
            <text:p>115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ddd,rule</text:p>
          </table:table-cell>
          <table:table-cell office:value-type="float" office:value="115700000" calcext:value-type="float">
            <text:p>1157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dd_sc,rule</text:p>
          </table:table-cell>
          <table:table-cell office:value-type="float" office:value="81001570" calcext:value-type="float">
            <text:p>810015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d_2sc,rule</text:p>
          </table:table-cell>
          <table:table-cell office:value-type="float" office:value="8099000" calcext:value-type="float">
            <text:p>809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d_age,rule</text:p>
          </table:table-cell>
          <table:table-cell office:value-type="float" office:value="12958400" calcext:value-type="float">
            <text:p>1295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d_age_sc,rule</text:p>
          </table:table-cell>
          <table:table-cell office:value-type="float" office:value="77680980" calcext:value-type="float">
            <text:p>776809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d_sc,rule</text:p>
          </table:table-cell>
          <table:table-cell office:value-type="float" office:value="8110570" calcext:value-type="float">
            <text:p>81105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mon_dd,rule</text:p>
          </table:table-cell>
          <table:table-cell office:value-type="float" office:value="15052570" calcext:value-type="float">
            <text:p>150525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mon_dd_sc,rule</text:p>
          </table:table-cell>
          <table:table-cell office:value-type="float" office:value="90246000" calcext:value-type="float">
            <text:p>90246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pd,rule</text:p>
          </table:table-cell>
          <table:table-cell office:value-type="float" office:value="798330" calcext:value-type="float">
            <text:p>7983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sc_dd,rule</text:p>
          </table:table-cell>
          <table:table-cell office:value-type="float" office:value="6942000" calcext:value-type="float">
            <text:p>694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sc_year,rule</text:p>
          </table:table-cell>
          <table:table-cell office:value-type="float" office:value="5565170" calcext:value-type="float">
            <text:p>55651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year,rule</text:p>
          </table:table-cell>
          <table:table-cell office:value-type="float" office:value="1504100" calcext:value-type="float">
            <text:p>1504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year_mon,rule</text:p>
          </table:table-cell>
          <table:table-cell office:value-type="float" office:value="11118770" calcext:value-type="float">
            <text:p>111187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year_sc,rule</text:p>
          </table:table-cell>
          <table:table-cell office:value-type="float" office:value="49519600" calcext:value-type="float">
            <text:p>49519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year_sc_wORD,rule</text:p>
          </table:table-cell>
          <table:table-cell office:value-type="float" office:value="7520500" calcext:value-type="float">
            <text:p>7520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year_wORD,rule</text:p>
          </table:table-cell>
          <table:table-cell office:value-type="float" office:value="1504100" calcext:value-type="float">
            <text:p>1504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year_wORD_sc,rule</text:p>
          </table:table-cell>
          <table:table-cell office:value-type="float" office:value="6016400" calcext:value-type="float">
            <text:p>6016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1-0_sc_Word,rule</text:p>
          </table:table-cell>
          <table:table-cell office:value-type="float" office:value="474370" calcext:value-type="float">
            <text:p>4743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1-0_Word,rule</text:p>
          </table:table-cell>
          <table:table-cell office:value-type="float" office:value="115700" calcext:value-type="float">
            <text:p>115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ay_cc_Word,rule</text:p>
          </table:table-cell>
          <table:table-cell office:value-type="float" office:value="358670" calcext:value-type="float">
            <text:p>3586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ay_dd_Word,rule</text:p>
          </table:table-cell>
          <table:table-cell office:value-type="float" office:value="35867000" calcext:value-type="float">
            <text:p>3586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ay_mon_dd_Word,rule</text:p>
          </table:table-cell>
          <table:table-cell office:value-type="float" office:value="422582680" calcext:value-type="float">
            <text:p>422582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ay_Word,rule</text:p>
          </table:table-cell>
          <table:table-cell office:value-type="float" office:value="358670" calcext:value-type="float">
            <text:p>3586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ay_Word_dd,rule</text:p>
          </table:table-cell>
          <table:table-cell office:value-type="float" office:value="35867000" calcext:value-type="float">
            <text:p>3586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ay_Word_sc,rule</text:p>
          </table:table-cell>
          <table:table-cell office:value-type="float" office:value="1793350" calcext:value-type="float">
            <text:p>1793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ay_Word_year,rule</text:p>
          </table:table-cell>
          <table:table-cell office:value-type="float" office:value="59469800" calcext:value-type="float">
            <text:p>59469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ddd_Word,rule</text:p>
          </table:table-cell>
          <table:table-cell office:value-type="float" office:value="115700000" calcext:value-type="float">
            <text:p>1157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dd_Word,rule</text:p>
          </table:table-cell>
          <table:table-cell office:value-type="float" office:value="11570000" calcext:value-type="float">
            <text:p>115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d_Word,rule</text:p>
          </table:table-cell>
          <table:table-cell office:value-type="float" office:value="1157000" calcext:value-type="float">
            <text:p>115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_sc_Word,rule</text:p>
          </table:table-cell>
          <table:table-cell office:value-type="float" office:value="578500" calcext:value-type="float">
            <text:p>578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_Word,rule</text:p>
          </table:table-cell>
          <table:table-cell office:value-type="float" office:value="115700" calcext:value-type="float">
            <text:p>115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dddd_Word,rule</text:p>
          </table:table-cell>
          <table:table-cell office:value-type="float" office:value="578500000" calcext:value-type="float">
            <text:p>5785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dd_Word,rule</text:p>
          </table:table-cell>
          <table:table-cell office:value-type="float" office:value="5785000" calcext:value-type="float">
            <text:p>578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Word_d,rule</text:p>
          </table:table-cell>
          <table:table-cell office:value-type="float" office:value="462800" calcext:value-type="float">
            <text:p>46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Word_dd_mon_sc,rule</text:p>
          </table:table-cell>
          <table:table-cell office:value-type="float" office:value="60164000" calcext:value-type="float">
            <text:p>6016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Word_dd_sc,rule</text:p>
          </table:table-cell>
          <table:table-cell office:value-type="float" office:value="4628000" calcext:value-type="float">
            <text:p>462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Word_mon_day_sc,rule</text:p>
          </table:table-cell>
          <table:table-cell office:value-type="float" office:value="19252480" calcext:value-type="float">
            <text:p>192524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Word_year,rule</text:p>
          </table:table-cell>
          <table:table-cell office:value-type="float" office:value="6016400" calcext:value-type="float">
            <text:p>6016400</text:p>
          </table:table-cell>
          <table:table-cell office:value-type="float" office:value="5.30783962103815" calcext:value-type="float">
            <text:p>5,31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Word_year_sc,rule</text:p>
          </table:table-cell>
          <table:table-cell office:value-type="float" office:value="6016400" calcext:value-type="float">
            <text:p>6016400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year_Word,rule</text:p>
          </table:table-cell>
          <table:table-cell office:value-type="float" office:value="7520500" calcext:value-type="float">
            <text:p>7520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2sc_dd,rule</text:p>
          </table:table-cell>
          <table:table-cell office:value-type="float" office:value="8110570" calcext:value-type="float">
            <text:p>81105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ay_dd_mon,rule</text:p>
          </table:table-cell>
          <table:table-cell office:value-type="float" office:value="481323570" calcext:value-type="float">
            <text:p>4813235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ay_mon,rule</text:p>
          </table:table-cell>
          <table:table-cell office:value-type="float" office:value="4836260" calcext:value-type="float">
            <text:p>483626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ay_mon_dd,rule</text:p>
          </table:table-cell>
          <table:table-cell office:value-type="float" office:value="422582680" calcext:value-type="float">
            <text:p>42258268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ay_mon_sc,rule</text:p>
          </table:table-cell>
          <table:table-cell office:value-type="float" office:value="28948140" calcext:value-type="float">
            <text:p>289481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ay_mon_year,rule</text:p>
          </table:table-cell>
          <table:table-cell office:value-type="float" office:value="215202000" calcext:value-type="float">
            <text:p>21520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d,rule</text:p>
          </table:table-cell>
          <table:table-cell office:value-type="float" office:value="1157000" calcext:value-type="float">
            <text:p>1157000</text:p>
          </table:table-cell>
          <table:table-cell office:value-type="float" office:value="9.00957347913836" calcext:value-type="float">
            <text:p>9,01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dd,rule</text:p>
          </table:table-cell>
          <table:table-cell office:value-type="float" office:value="11570000" calcext:value-type="float">
            <text:p>11570000</text:p>
          </table:table-cell>
          <table:table-cell office:value-type="float" office:value="6.07371559167958" calcext:value-type="float">
            <text:p>6,07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ddd,rule</text:p>
          </table:table-cell>
          <table:table-cell office:value-type="float" office:value="115700000" calcext:value-type="float">
            <text:p>1157000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dd_sc,rule</text:p>
          </table:table-cell>
          <table:table-cell office:value-type="float" office:value="81001570" calcext:value-type="float">
            <text:p>810015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d_2sc,rule</text:p>
          </table:table-cell>
          <table:table-cell office:value-type="float" office:value="8099000" calcext:value-type="float">
            <text:p>809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d_age,rule</text:p>
          </table:table-cell>
          <table:table-cell office:value-type="float" office:value="12958400" calcext:value-type="float">
            <text:p>1295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d_age_sc,rule</text:p>
          </table:table-cell>
          <table:table-cell office:value-type="float" office:value="77680980" calcext:value-type="float">
            <text:p>776809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d_sc,rule</text:p>
          </table:table-cell>
          <table:table-cell office:value-type="float" office:value="8110570" calcext:value-type="float">
            <text:p>81105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mon_dd,rule</text:p>
          </table:table-cell>
          <table:table-cell office:value-type="float" office:value="15052570" calcext:value-type="float">
            <text:p>1505257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mon_dd_sc,rule</text:p>
          </table:table-cell>
          <table:table-cell office:value-type="float" office:value="90246000" calcext:value-type="float">
            <text:p>90246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pd,rule</text:p>
          </table:table-cell>
          <table:table-cell office:value-type="float" office:value="798330" calcext:value-type="float">
            <text:p>798330</text:p>
          </table:table-cell>
          <table:table-cell office:value-type="float" office:value="5.30783962103815" calcext:value-type="float">
            <text:p>5,31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sc_dd,rule</text:p>
          </table:table-cell>
          <table:table-cell office:value-type="float" office:value="6942000" calcext:value-type="float">
            <text:p>694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sc_year,rule</text:p>
          </table:table-cell>
          <table:table-cell office:value-type="float" office:value="5565170" calcext:value-type="float">
            <text:p>5565170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year,rule</text:p>
          </table:table-cell>
          <table:table-cell office:value-type="float" office:value="1504100" calcext:value-type="float">
            <text:p>1504100</text:p>
          </table:table-cell>
          <table:table-cell office:value-type="float" office:value="15.481037998396" calcext:value-type="float">
            <text:p>15,48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year_mon,rule</text:p>
          </table:table-cell>
          <table:table-cell office:value-type="float" office:value="11118770" calcext:value-type="float">
            <text:p>111187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year_sc,rule</text:p>
          </table:table-cell>
          <table:table-cell office:value-type="float" office:value="49519600" calcext:value-type="float">
            <text:p>49519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year_sc_Word,rule</text:p>
          </table:table-cell>
          <table:table-cell office:value-type="float" office:value="7520500" calcext:value-type="float">
            <text:p>7520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year_Word,rule</text:p>
          </table:table-cell>
          <table:table-cell office:value-type="float" office:value="1504100" calcext:value-type="float">
            <text:p>15041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year_Word_sc,rule</text:p>
          </table:table-cell>
          <table:table-cell office:value-type="float" office:value="6016400" calcext:value-type="float">
            <text:p>6016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1-0_sc_word,rule</text:p>
          </table:table-cell>
          <table:table-cell office:value-type="float" office:value="474370" calcext:value-type="float">
            <text:p>4743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1-0_word,rule</text:p>
          </table:table-cell>
          <table:table-cell office:value-type="float" office:value="115700" calcext:value-type="float">
            <text:p>115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ay_cc_word,rule</text:p>
          </table:table-cell>
          <table:table-cell office:value-type="float" office:value="358670" calcext:value-type="float">
            <text:p>3586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ay_dd_word,rule</text:p>
          </table:table-cell>
          <table:table-cell office:value-type="float" office:value="35867000" calcext:value-type="float">
            <text:p>3586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ay_mon_dd_word,rule</text:p>
          </table:table-cell>
          <table:table-cell office:value-type="float" office:value="422582680" calcext:value-type="float">
            <text:p>422582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ay_word,rule</text:p>
          </table:table-cell>
          <table:table-cell office:value-type="float" office:value="358670" calcext:value-type="float">
            <text:p>3586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ay_word_dd,rule</text:p>
          </table:table-cell>
          <table:table-cell office:value-type="float" office:value="35867000" calcext:value-type="float">
            <text:p>3586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ay_word_sc,rule</text:p>
          </table:table-cell>
          <table:table-cell office:value-type="float" office:value="1793350" calcext:value-type="float">
            <text:p>1793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ay_word_year,rule</text:p>
          </table:table-cell>
          <table:table-cell office:value-type="float" office:value="59469800" calcext:value-type="float">
            <text:p>59469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ddd_word,rule</text:p>
          </table:table-cell>
          <table:table-cell office:value-type="float" office:value="115700000" calcext:value-type="float">
            <text:p>1157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dd_word,rule</text:p>
          </table:table-cell>
          <table:table-cell office:value-type="float" office:value="11570000" calcext:value-type="float">
            <text:p>115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d_word,rule</text:p>
          </table:table-cell>
          <table:table-cell office:value-type="float" office:value="1157000" calcext:value-type="float">
            <text:p>115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_sc_word,rule</text:p>
          </table:table-cell>
          <table:table-cell office:value-type="float" office:value="578500" calcext:value-type="float">
            <text:p>578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d_word,rule</text:p>
          </table:table-cell>
          <table:table-cell office:value-type="float" office:value="115700" calcext:value-type="float">
            <text:p>11570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dddd_word,rule</text:p>
          </table:table-cell>
          <table:table-cell office:value-type="float" office:value="578500000" calcext:value-type="float">
            <text:p>5785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dd_word,rule</text:p>
          </table:table-cell>
          <table:table-cell office:value-type="float" office:value="5785000" calcext:value-type="float">
            <text:p>5785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word_d,rule</text:p>
          </table:table-cell>
          <table:table-cell office:value-type="float" office:value="462800" calcext:value-type="float">
            <text:p>462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word_dd_mon_sc,rule</text:p>
          </table:table-cell>
          <table:table-cell office:value-type="float" office:value="60164000" calcext:value-type="float">
            <text:p>60164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word_dd_sc,rule</text:p>
          </table:table-cell>
          <table:table-cell office:value-type="float" office:value="4628000" calcext:value-type="float">
            <text:p>4628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word_mon_day_sc,rule</text:p>
          </table:table-cell>
          <table:table-cell office:value-type="float" office:value="19252480" calcext:value-type="float">
            <text:p>192524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word_year,rule</text:p>
          </table:table-cell>
          <table:table-cell office:value-type="float" office:value="6016400" calcext:value-type="float">
            <text:p>60164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word_year_sc,rule</text:p>
          </table:table-cell>
          <table:table-cell office:value-type="float" office:value="6016400" calcext:value-type="float">
            <text:p>6016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sc_year_word,rule</text:p>
          </table:table-cell>
          <table:table-cell office:value-type="float" office:value="7520500" calcext:value-type="float">
            <text:p>7520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2sc_dd,rule</text:p>
          </table:table-cell>
          <table:table-cell office:value-type="float" office:value="8110570" calcext:value-type="float">
            <text:p>81105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ay_dd_mon,rule</text:p>
          </table:table-cell>
          <table:table-cell office:value-type="float" office:value="481323570" calcext:value-type="float">
            <text:p>4813235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ay_mon,rule</text:p>
          </table:table-cell>
          <table:table-cell office:value-type="float" office:value="4836260" calcext:value-type="float">
            <text:p>483626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ay_mon_dd,rule</text:p>
          </table:table-cell>
          <table:table-cell office:value-type="float" office:value="422582680" calcext:value-type="float">
            <text:p>4225826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ay_mon_sc,rule</text:p>
          </table:table-cell>
          <table:table-cell office:value-type="float" office:value="28948140" calcext:value-type="float">
            <text:p>289481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ay_mon_year,rule</text:p>
          </table:table-cell>
          <table:table-cell office:value-type="float" office:value="215202000" calcext:value-type="float">
            <text:p>21520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d,rule</text:p>
          </table:table-cell>
          <table:table-cell office:value-type="float" office:value="1157000" calcext:value-type="float">
            <text:p>115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dd,rule</text:p>
          </table:table-cell>
          <table:table-cell office:value-type="float" office:value="11570000" calcext:value-type="float">
            <text:p>115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ddd,rule</text:p>
          </table:table-cell>
          <table:table-cell office:value-type="float" office:value="115700000" calcext:value-type="float">
            <text:p>1157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dd_sc,rule</text:p>
          </table:table-cell>
          <table:table-cell office:value-type="float" office:value="81001570" calcext:value-type="float">
            <text:p>81001570</text:p>
          </table:table-cell>
          <table:table-cell office:value-type="float" office:value="5.30783962103815" calcext:value-type="float">
            <text:p>5,31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d_2sc,rule</text:p>
          </table:table-cell>
          <table:table-cell office:value-type="float" office:value="8099000" calcext:value-type="float">
            <text:p>8099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d_age,rule</text:p>
          </table:table-cell>
          <table:table-cell office:value-type="float" office:value="12958400" calcext:value-type="float">
            <text:p>12958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d_age_sc,rule</text:p>
          </table:table-cell>
          <table:table-cell office:value-type="float" office:value="77680980" calcext:value-type="float">
            <text:p>776809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dd_sc,rule</text:p>
          </table:table-cell>
          <table:table-cell office:value-type="float" office:value="8110570" calcext:value-type="float">
            <text:p>811057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mon_dd,rule</text:p>
          </table:table-cell>
          <table:table-cell office:value-type="float" office:value="15052570" calcext:value-type="float">
            <text:p>150525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mon_dd_sc,rule</text:p>
          </table:table-cell>
          <table:table-cell office:value-type="float" office:value="90246000" calcext:value-type="float">
            <text:p>90246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pd,rule</text:p>
          </table:table-cell>
          <table:table-cell office:value-type="float" office:value="798330" calcext:value-type="float">
            <text:p>79833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sc_dd,rule</text:p>
          </table:table-cell>
          <table:table-cell office:value-type="float" office:value="6942000" calcext:value-type="float">
            <text:p>694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sc_year,rule</text:p>
          </table:table-cell>
          <table:table-cell office:value-type="float" office:value="5565170" calcext:value-type="float">
            <text:p>556517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year,rule</text:p>
          </table:table-cell>
          <table:table-cell office:value-type="float" office:value="1504100" calcext:value-type="float">
            <text:p>15041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year_mon,rule</text:p>
          </table:table-cell>
          <table:table-cell office:value-type="float" office:value="11118770" calcext:value-type="float">
            <text:p>111187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word_year_sc,rule</text:p>
          </table:table-cell>
          <table:table-cell office:value-type="float" office:value="49519600" calcext:value-type="float">
            <text:p>49519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year_sc_word,rule</text:p>
          </table:table-cell>
          <table:table-cell office:value-type="float" office:value="7520500" calcext:value-type="float">
            <text:p>7520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year_word,rule</text:p>
          </table:table-cell>
          <table:table-cell office:value-type="float" office:value="1504100" calcext:value-type="float">
            <text:p>1504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kb_rus_noun_it</text:p>
          </table:table-cell>
          <table:table-cell office:value-type="string" calcext:value-type="string">
            <text:p>year_word_sc,rule</text:p>
          </table:table-cell>
          <table:table-cell office:value-type="float" office:value="6016400" calcext:value-type="float">
            <text:p>6016400</text:p>
          </table:table-cell>
          <table:table-cell office:value-type="float" office:value="3.86118500982658" calcext:value-type="float">
            <text:p>3,8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18:26:17.2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1S</meta:editing-duration>
    <meta:editing-cycles>3</meta:editing-cycles>
    <meta:generator>LibreOffice/5.2.0.4$Windows_x86 LibreOffice_project/066b007f5ebcc236395c7d282ba488bca6720265</meta:generator>
    <dc:date>2016-08-13T18:27:16.536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